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303d" officeooo:paragraph-rsid="0002303d"/>
    </style:style>
    <style:style style:name="P2" style:family="paragraph" style:parent-style-name="Standard">
      <style:text-properties officeooo:paragraph-rsid="0003055e"/>
    </style:style>
    <style:style style:name="P3" style:family="paragraph" style:parent-style-name="Standard">
      <style:text-properties fo:font-weight="bold" officeooo:rsid="0002303d" officeooo:paragraph-rsid="0002303d" style:font-weight-asian="bold" style:font-weight-complex="bold"/>
    </style:style>
    <style:style style:name="P4" style:family="paragraph" style:parent-style-name="Standard">
      <style:text-properties fo:font-weight="bold" officeooo:paragraph-rsid="0003055e" style:font-weight-asian="bold" style:font-weight-complex="bold"/>
    </style:style>
    <style:style style:name="P5" style:family="paragraph" style:parent-style-name="Standard">
      <style:text-properties fo:font-weight="bold" officeooo:rsid="0003055e" officeooo:paragraph-rsid="0003055e" style:font-weight-asian="bold" style:font-weight-complex="bold"/>
    </style:style>
    <style:style style:name="P6" style:family="paragraph" style:parent-style-name="Standard">
      <style:text-properties fo:font-weight="bold" officeooo:rsid="00046d76" officeooo:paragraph-rsid="00046d76" style:font-weight-asian="bold" style:font-weight-complex="bold"/>
    </style:style>
    <style:style style:name="P7" style:family="paragraph" style:parent-style-name="Standard">
      <style:text-properties fo:font-weight="bold" officeooo:rsid="0004d87a" officeooo:paragraph-rsid="0004d87a" style:font-weight-asian="bold" style:font-weight-complex="bold"/>
    </style:style>
    <style:style style:name="P8" style:family="paragraph" style:parent-style-name="Standard">
      <style:text-properties fo:font-weight="bold" officeooo:rsid="00053df6" officeooo:paragraph-rsid="00053df6" style:font-weight-asian="bold" style:font-weight-complex="bold"/>
    </style:style>
    <style:style style:name="P9" style:family="paragraph" style:parent-style-name="Standard">
      <style:text-properties fo:font-weight="bold" officeooo:rsid="000b03f4" officeooo:paragraph-rsid="000b03f4" style:font-weight-asian="bold" style:font-weight-complex="bold"/>
    </style:style>
    <style:style style:name="P10" style:family="paragraph" style:parent-style-name="Standard">
      <style:text-properties fo:font-weight="normal" officeooo:rsid="0003055e" officeooo:paragraph-rsid="0003055e" style:font-weight-asian="normal" style:font-weight-complex="normal"/>
    </style:style>
    <style:style style:name="P11" style:family="paragraph" style:parent-style-name="Standard">
      <style:text-properties fo:font-weight="normal" officeooo:rsid="00046d76" officeooo:paragraph-rsid="00046d76" style:font-weight-asian="normal" style:font-weight-complex="normal"/>
    </style:style>
    <style:style style:name="P12" style:family="paragraph" style:parent-style-name="Standard">
      <style:text-properties fo:font-weight="normal" officeooo:rsid="0004d87a" officeooo:paragraph-rsid="0004d87a" style:font-weight-asian="normal" style:font-weight-complex="normal"/>
    </style:style>
    <style:style style:name="P13" style:family="paragraph" style:parent-style-name="Standard">
      <style:text-properties fo:font-weight="normal" officeooo:rsid="00053df6" officeooo:paragraph-rsid="00053df6" style:font-weight-asian="normal" style:font-weight-complex="normal"/>
    </style:style>
    <style:style style:name="P14" style:family="paragraph" style:parent-style-name="Standard">
      <style:text-properties fo:font-weight="normal" officeooo:rsid="00070f7d" officeooo:paragraph-rsid="00070f7d" style:font-weight-asian="normal" style:font-weight-complex="normal"/>
    </style:style>
    <style:style style:name="P15" style:family="paragraph" style:parent-style-name="Standard">
      <style:text-properties fo:font-weight="normal" officeooo:rsid="0008d06c" officeooo:paragraph-rsid="0008d06c" style:font-weight-asian="normal" style:font-weight-complex="normal"/>
    </style:style>
    <style:style style:name="P16" style:family="paragraph" style:parent-style-name="Standard">
      <style:text-properties fo:font-weight="normal" officeooo:rsid="0009a596" officeooo:paragraph-rsid="0009a596" style:font-weight-asian="normal" style:font-weight-complex="normal"/>
    </style:style>
    <style:style style:name="P17" style:family="paragraph" style:parent-style-name="Standard">
      <style:text-properties fo:font-weight="normal" officeooo:rsid="000b03f4" officeooo:paragraph-rsid="000b03f4" style:font-weight-asian="normal" style:font-weight-complex="normal"/>
    </style:style>
    <style:style style:name="T1" style:family="text">
      <style:text-properties officeooo:rsid="0002303d"/>
    </style:style>
    <style:style style:name="T2" style:family="text">
      <style:text-properties style:font-name="Garamond" fo:font-size="13pt"/>
    </style:style>
    <style:style style:name="T3" style:family="text">
      <style:text-properties style:font-name="Garamond" fo:font-size="13pt" officeooo:rsid="0003055e"/>
    </style:style>
    <style:style style:name="T4" style:family="text">
      <style:text-properties style:font-name="Garamond" fo:font-size="13pt" officeooo:rsid="00070f7d"/>
    </style:style>
    <style:style style:name="T5" style:family="text">
      <style:text-properties style:font-name="Garamond" fo:font-size="13pt" officeooo:rsid="0009a596"/>
    </style:style>
    <style:style style:name="T6" style:family="text">
      <style:text-properties officeooo:rsid="000305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hentication </text:p>
      <text:p text:style-name="P1"/>
      <text:p text:style-name="P1">Username and password</text:p>
      <text:p text:style-name="P1"/>
      <text:p text:style-name="P3">Registration</text:p>
      <text:p text:style-name="P1"><text:tab/></text:p>
      <text:p text:style-name="P1">Patient can be either </text:p>
      <text:p text:style-name="P1">1) In-patient (those who are admitted to hospital)</text:p>
      <text:p text:style-name="P1">2) Out-patient (those who visit hospital)</text:p>
      <text:p text:style-name="P1"/>
      <text:p text:style-name="P1">This module has 3 interface</text:p>
      <text:p text:style-name="P1">1) Patient personal info</text:p>
      <text:p text:style-name="P1"><text:tab/>(First <text:span text:style-name="T6">n</text:span>ame, Last Name, DOB, Martial Status, Religion, Occupation, Phone) <text:s/></text:p>
      <text:p text:style-name="P1">2) Guardian personal info</text:p>
      <text:p text:style-name="P2"><text:span text:style-name="T1"><text:tab/>(</text:span><text:span text:style-name="T2">Name, Address, Occupation </text:span><text:span text:style-name="T3">&amp;</text:span><text:span text:style-name="T2"> </text:span><text:span text:style-name="T3">Phone)</text:span></text:p>
      <text:p text:style-name="P1">3) Doctor incharge info</text:p>
      <text:p text:style-name="P2"><text:span text:style-name="T1"><text:tab/>(</text:span><text:span text:style-name="T2">First name, Last name, </text:span><text:span text:style-name="T3">D</text:span><text:span text:style-name="T2">octor ID, </text:span><text:span text:style-name="T3">P</text:span><text:span text:style-name="T2">atient ID, </text:span><text:span text:style-name="T3">R</text:span><text:span text:style-name="T2">oom </text:span><text:span text:style-name="T3">no.</text:span><text:span text:style-name="T2">, </text:span><text:span text:style-name="T3">M</text:span><text:span text:style-name="T2">obile </text:span><text:span text:style-name="T3">no. &amp; O</text:span><text:span text:style-name="T2">ffice </text:span><text:span text:style-name="T3">no.)</text:span></text:p>
      <text:p text:style-name="P2"><text:span text:style-name="T3"/></text:p>
      <text:p text:style-name="P4"><text:span text:style-name="T2"><text:s/></text:span><text:span text:style-name="T3">Appointment</text:span></text:p>
      <text:p text:style-name="P4"><text:span text:style-name="T3"/></text:p>
      <text:p text:style-name="P10"><text:span text:style-name="T2">Takes care of OPD who comes in for regular checkups.</text:span></text:p>
      <text:p text:style-name="P10"><text:span text:style-name="T2"/></text:p>
      <text:p text:style-name="P10"><text:span text:style-name="T2">1) Keep track of visiting patient.</text:span></text:p>
      <text:p text:style-name="P10"><text:span text:style-name="T2">2) Informs the doctor of patient appoint schedule.</text:span></text:p>
      <text:p text:style-name="P10"><text:span text:style-name="T2"/></text:p>
      <text:p text:style-name="P5"><text:span text:style-name="T2">Staff Management</text:span></text:p>
      <text:p text:style-name="P10"><text:span text:style-name="T2"/></text:p>
      <text:p text:style-name="P11"><text:span text:style-name="T2">All the staffs that work in the hospital have information stored.</text:span></text:p>
      <text:p text:style-name="P11"><text:span text:style-name="T2">Salaries are calculated in this module.</text:span></text:p>
      <text:p text:style-name="P11"><text:span text:style-name="T2"/></text:p>
      <text:p text:style-name="P11"><text:span text:style-name="T2">1) Keeps records of all staff.</text:span></text:p>
      <text:p text:style-name="P11"><text:span text:style-name="T2">2) New staff registration is done here.</text:span></text:p>
      <text:p text:style-name="P11"><text:span text:style-name="T2">3) Staff ID is allocated in this module.</text:span></text:p>
      <text:p text:style-name="P2"><text:span text:style-name="T3"/></text:p>
      <text:p text:style-name="P6"><text:span text:style-name="T3">R</text:span><text:span text:style-name="T2">ooms</text:span></text:p>
      <text:p text:style-name="P6"><text:span text:style-name="T2"/></text:p>
      <text:p text:style-name="P11"><text:span text:style-name="T2">Information about occupied and available ones.</text:span></text:p>
      <text:p text:style-name="P11"><text:span text:style-name="T2">All beds are numbered and when a patient is admitted system checks for available bed.</text:span></text:p>
      <text:p text:style-name="P11"><text:span text:style-name="T2"/></text:p>
      <text:p text:style-name="P11"><text:span text:style-name="T2">1) Ward allocation/Room allocation</text:span></text:p>
      <text:p text:style-name="P11"><text:span text:style-name="T2">2) Bed allocation</text:span></text:p>
      <text:p text:style-name="P11"><text:span text:style-name="T2"/></text:p>
      <text:p text:style-name="P7"><text:span text:style-name="T2">Pharmacy</text:span></text:p>
      <text:p text:style-name="P7"><text:span text:style-name="T2"/></text:p>
      <text:p text:style-name="P12"><text:span text:style-name="T2">Prevents out of stock situation by keeping track of <text:s/>medicine sold.</text:span></text:p>
      <text:p text:style-name="P7"><text:span text:style-name="T2"/></text:p>
      <text:p text:style-name="P12"><text:span text:style-name="T2">1) Keeps date when the medicines were ordered.</text:span></text:p>
      <text:p text:style-name="P12"><text:span text:style-name="T2">2) Keeps information on the availability of each medication</text:span></text:p>
      <text:p text:style-name="P12"><text:span text:style-name="T2">3) Gives notification when any medicine stock reach below a specified amount.</text:span></text:p>
      <text:p text:style-name="P8"><text:soft-page-break/><text:span text:style-name="T2">Inventory Management</text:span></text:p>
      <text:p text:style-name="P8"><text:span text:style-name="T2"/></text:p>
      <text:p text:style-name="P13"><text:span text:style-name="T2">1) Information about the suppliers are stored here.</text:span></text:p>
      <text:p text:style-name="P13"><text:span text:style-name="T2">2) Gives information about the inventory sold by the department.</text:span></text:p>
      <text:p text:style-name="P13"><text:span text:style-name="T2">3) Maintains current records on the inventory and gives alert when number falls below certain amount.</text:span></text:p>
      <text:p text:style-name="P13"><text:span text:style-name="T2"/></text:p>
      <text:p text:style-name="P8"><text:span text:style-name="T2">Billing</text:span></text:p>
      <text:p text:style-name="P8"><text:span text:style-name="T2"/></text:p>
      <text:p text:style-name="P14"><text:span text:style-name="T2">All the receipts generated during a patients stay in the hospital is collected and totalled and generated as invoice in this module. Services charged here are already predifined</text:span></text:p>
      <text:p text:style-name="P13"><text:span text:style-name="T2"/></text:p>
      <text:p text:style-name="P13"><text:span text:style-name="T4">1) Bills are identified using Patient ID.</text:span><text:span text:style-name="T2"> </text:span></text:p>
      <text:p text:style-name="P13"><text:span text:style-name="T4">2</text:span><text:span text:style-name="T2">) Total amount due to be paid for the service </text:span><text:span text:style-name="T4">collected</text:span><text:span text:style-name="T2">.<text:tab/></text:span></text:p>
      <text:p text:style-name="P13"><text:span text:style-name="T2">3) Invoice number and </text:span><text:span text:style-name="T4">invoice</text:span><text:span text:style-name="T2"> is generated.</text:span></text:p>
      <text:p text:style-name="P13"><text:span text:style-name="T2"/></text:p>
      <text:p text:style-name="P8"><text:span text:style-name="T2">Lab</text:span></text:p>
      <text:p text:style-name="P8"><text:span text:style-name="T2"/></text:p>
      <text:p text:style-name="P16"><text:span text:style-name="T2">Lab modules records the tests carried out this may include:</text:span></text:p>
      <text:p text:style-name="P16"><text:span text:style-name="T2"><text:s/></text:span></text:p>
      <text:p text:style-name="P15"><text:span text:style-name="T2">1) </text:span><text:span text:style-name="T5">All tests carried out on patient is recorded.</text:span></text:p>
      <text:p text:style-name="P15"><text:span text:style-name="T2">2) </text:span><text:span text:style-name="T5">The results are merged with the patients central record</text:span></text:p>
      <text:p text:style-name="P16"><text:span text:style-name="T2">3) The results can be accessed via offline and via web module.</text:span></text:p>
      <text:p text:style-name="P8"><text:span text:style-name="T2"/></text:p>
      <text:p text:style-name="P9"><text:span text:style-name="T2">Web</text:span></text:p>
      <text:p text:style-name="P9"><text:span text:style-name="T2"/></text:p>
      <text:p text:style-name="P17"><text:span text:style-name="T2">Web acts as a front end client where the public can access various information of the hospital.</text:span></text:p>
      <text:p text:style-name="P17"><text:span text:style-name="T2">This may include</text:span></text:p>
      <text:p text:style-name="P17"><text:span text:style-name="T2">1) Blood bank</text:span></text:p>
      <text:p text:style-name="P17"><text:span text:style-name="T2">2) Organ donation</text:span></text:p>
      <text:p text:style-name="P17"><text:span text:style-name="T2"/></text:p>
      <text:p text:style-name="P17"><text:span text:style-name="T2"/></text:p>
      <text:p text:style-name="P13"><text:span text:style-name="T2"/></text:p>
      <text:p text:style-name="P13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10:54.031367000</meta:creation-date>
    <dc:date>2017-10-30T08:32:40.037084000</dc:date>
    <meta:editing-duration>PT7M20S</meta:editing-duration>
    <meta:editing-cycles>1</meta:editing-cycles>
    <meta:document-statistic meta:table-count="0" meta:image-count="0" meta:object-count="0" meta:page-count="2" meta:paragraph-count="54" meta:word-count="364" meta:character-count="2214" meta:non-whitespace-character-count="1889"/>
    <meta:generator>LibreOffice/5.4.0.3$MacOSX_X86_64 LibreOffice_project/7556cbc6811c9d992f4064ab9287069087d7f62c</meta:generator>
  </office:meta>
</office:document-meta>
</file>